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2.19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65.9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100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f819e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ackground-color="#ff8000"/>
      <style:text-properties fo:color="#000000" fo:font-size="14pt" style:font-size-asian="14pt" style:font-size-complex="14pt"/>
    </style:style>
    <style:style style:name="ce3" style:family="table-cell" style:parent-style-name="Default">
      <style:table-cell-properties fo:background-color="#00a933"/>
      <style:text-properties fo:color="#000000" fo:font-size="14pt" style:font-size-asian="14pt" style:font-size-complex="14pt"/>
    </style:style>
    <style:style style:name="ce4" style:family="table-cell" style:parent-style-name="Default">
      <style:table-cell-properties fo:background-color="#ff0000"/>
      <style:text-properties fo:color="#000000" fo:font-size="14pt" style:font-size-asian="14pt" style:font-size-complex="14pt"/>
    </style:style>
    <style:style style:name="ce10" style:family="table-cell" style:parent-style-name="Default" style:data-style-name="N37">
      <style:table-cell-properties fo:background-color="#bf819e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ackground-color="#fff5ce"/>
      <style:text-properties fo:color="#000000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ug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Theme Nam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Best Practices</text:p>
          </table:table-cell>
          <table:table-cell office:value-type="string" calcext:value-type="string">
            <text:p>S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3"/>
          <table:table-cell table:style-name="ce4" office:value-type="string" calcext:value-type="string">
            <text:p>0-49</text:p>
          </table:table-cell>
          <table:table-cell table:style-name="ce2" office:value-type="string" calcext:value-type="string">
            <text:p>50-89</text:p>
          </table:table-cell>
          <table:table-cell table:style-name="ce3" office:value-type="string" calcext:value-type="string">
            <text:p>90-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sotto</text:p>
          </table:table-cell>
          <table:table-cell table:number-columns-repeated="2" table:style-name="ce3" office:value-type="float" office:value="97" calcext:value-type="float">
            <text:p>9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3"/>
          <table:table-cell table:style-name="ce10" office:value-type="string" calcext:value-type="string" table:number-columns-spanned="3" table:number-rows-spanned="1">
            <text:p>October 2021 – current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ugo Classic (Yihui Xui)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 table:number-columns-spanned="3" table:number-rows-spanned="1">
            <text:p>With uBlock Origin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migle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 table:number-columns-spanned="3" table:number-rows-spanned="1">
            <text:p>Vivaldi Browser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kh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ademic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permod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r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veit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csy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road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ks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ke Gohugo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per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lo Friend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ne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quilpeak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e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min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ha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eal Hugo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ureka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zo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cuAPI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rity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hna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hie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an White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na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bery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ekdoc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oss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spac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go Future Imperfect Slim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padium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per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go Serif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Blogger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go Bootstrap v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io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t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go Bear Blog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go Theme Console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ume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sper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sr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e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iation F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ostwri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va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wort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b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d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y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r Portfo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xy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d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tstrap Blog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r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igator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sa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t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um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ucenter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i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h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–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ademia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– Pri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icen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derbu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Octop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endlab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onal W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spring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log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w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meida C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ReFre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Pacman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Scro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sive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unky Po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go Hugo E-Comme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r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I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 Docu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Ident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fest Toul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-websli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L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a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pl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xo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r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m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Init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aikly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al Bootstrap Hugo Th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ek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 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pha chu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u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perC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3.CSS Ba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Pro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a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i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F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n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f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illa boots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bootstra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ial desi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product laun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aurant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inity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if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ca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t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chowd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-l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-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er portfo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theme bootie do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ffpr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-du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per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quo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enty twenty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n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pping product catalo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of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rfo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g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lodi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r-theme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n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etwoth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ncnt-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tstrap BP start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lhouette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al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per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ilwind jou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sodium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wc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p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tstrap BP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io progr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dr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er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m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d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velif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ysc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sky neon portfo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f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bu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et we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l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ka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ochr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con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rd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kbiot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 science jou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peres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y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f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p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l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brant shad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g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a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nge c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in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l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r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romeda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hob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n launch 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stia p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eg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oots h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l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material 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faq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f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pq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enty fourt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gough star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g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we u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t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prey de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l and str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uv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split gall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i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.3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kshrubb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st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w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ato d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int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_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p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k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petr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ssible minimal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s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fre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ian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w3 si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sh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 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p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ps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k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gpa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pa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b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ph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 resu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tre pixel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ybody h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wins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wfo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n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ialize B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ci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m &amp; e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iness front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yondno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pa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t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diy 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sy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simpl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d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apps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fab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kayish blo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r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-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fr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el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enty ninet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clinic 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log si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portfo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html5 up alp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gra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k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ic web 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assemb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ible seo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ex bp c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haz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h5bp si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cky tack d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n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h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minimalist S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si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theme c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parts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r your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 snipcart sh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lit lan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me a4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a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o hu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opr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o owaraic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ginn</text:p>
          </table:table-cell>
          <table:table-cell table:number-columns-repeated="1023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s" table:style-name="ta1"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5" table:number-columns-repeated="1020" table:default-cell-style-name="ce5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Best Practices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PW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ile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7:25:09.603507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20:42:25.406043903</meta:creation-date>
    <dc:date>2021-12-10T17:35:25.546584623</dc:date>
    <meta:editing-duration>PT2H50M18S</meta:editing-duration>
    <meta:editing-cycles>39</meta:editing-cycles>
    <meta:generator>LibreOffice/6.1.5.2$Linux_X86_64 LibreOffice_project/10$Build-2</meta:generator>
    <meta:document-statistic meta:table-count="3" meta:cell-count="628" meta:object-count="0"/>
  </office:meta>
</office:document-meta>
</file>